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2cm" fo:margin-left="1.307cm" table:align="left" style:writing-mode="lr-tb"/>
    </style:style>
    <style:style style:name="Tabla1.A" style:family="table-column">
      <style:table-column-properties style:column-width="4.366cm"/>
    </style:style>
    <style:style style:name="Tabla1.B" style:family="table-column">
      <style:table-column-properties style:column-width="5.662cm"/>
    </style:style>
    <style:style style:name="Tabla1.C" style:family="table-column">
      <style:table-column-properties style:column-width="4.974cm"/>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none" fo:border-bottom="none"/>
    </style:style>
    <style:style style:name="Tabla1.C2" style:family="table-cell">
      <style:table-cell-properties fo:padding="0.097cm" fo:border-left="0.05pt solid #000000" fo:border-right="0.05pt solid #000000" fo:border-top="none" fo:border-bottom="none"/>
    </style:style>
    <style:style style:name="Tabla1.A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2" style:family="table">
      <style:table-properties style:width="15.002cm" fo:margin-left="1.307cm" table:align="left" style:writing-mode="lr-tb"/>
    </style:style>
    <style:style style:name="Tabla2.A" style:family="table-column">
      <style:table-column-properties style:column-width="4.366cm"/>
    </style:style>
    <style:style style:name="Tabla2.B" style:family="table-column">
      <style:table-column-properties style:column-width="5.662cm"/>
    </style:style>
    <style:style style:name="Tabla2.C" style:family="table-column">
      <style:table-column-properties style:column-width="4.974cm"/>
    </style:style>
    <style:style style:name="Tabla2.A1" style:family="table-cell">
      <style:table-cell-properties fo:padding="0.097cm" fo:border-left="0.05pt solid #000000" fo:border-right="none" fo:border-top="0.05pt solid #000000" fo:border-bottom="none"/>
    </style:style>
    <style:style style:name="Tabla2.C1" style:family="table-cell">
      <style:table-cell-properties fo:padding="0.097cm" fo:border-left="0.05pt solid #000000" fo:border-right="0.05pt solid #000000" fo:border-top="0.05pt solid #000000" fo:border-bottom="none"/>
    </style:style>
    <style:style style:name="Tabla2.A2" style:family="table-cell">
      <style:table-cell-properties fo:padding="0.097cm" fo:border-left="0.05pt solid #000000" fo:border-right="none" fo:border-top="none" fo:border-bottom="none"/>
    </style:style>
    <style:style style:name="Tabla2.C2" style:family="table-cell">
      <style:table-cell-properties fo:padding="0.097cm" fo:border-left="0.05pt solid #000000" fo:border-right="0.05pt solid #000000" fo:border-top="none" fo:border-bottom="none"/>
    </style:style>
    <style:style style:name="Tabla2.A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3" style:family="table">
      <style:table-properties style:width="10.292cm" fo:margin-left="2.604cm" table:align="left" style:writing-mode="lr-tb"/>
    </style:style>
    <style:style style:name="Tabla3.A" style:family="table-column">
      <style:table-column-properties style:column-width="2.011cm"/>
    </style:style>
    <style:style style:name="Tabla3.B" style:family="table-column">
      <style:table-column-properties style:column-width="5.001cm"/>
    </style:style>
    <style:style style:name="Tabla3.C" style:family="table-column">
      <style:table-column-properties style:column-width="3.281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5" style:family="table-row">
      <style:table-row-properties style:min-row-height="0.739cm"/>
    </style:style>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4da4c"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3b8d88" style:text-blinking="false" fo:background-color="transparent" style:font-style-asian="normal" style:font-weight-asian="bold" style:font-style-complex="normal"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3fd757" style:text-blinking="false" fo:background-color="transparent" style:font-style-asian="normal" style:font-weight-asian="bold" style:font-style-complex="normal"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40b6e7" style:text-blinking="false" fo:background-color="transparent" style:font-style-asian="normal" style:font-weight-asian="bold" style:font-style-complex="normal"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645321" style:text-blinking="false" fo:background-color="transparent" style:font-style-asian="normal" style:font-weight-asian="bold" style:font-style-complex="normal"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a87d8" officeooo:paragraph-rsid="003fd757" style:text-blinking="false" fo:background-color="transparent" style:font-style-asian="normal" style:font-weight-asian="bold" style:font-style-complex="normal"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5619e4" officeooo:paragraph-rsid="003b8d88"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60c25b" officeooo:paragraph-rsid="00404520"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eb42a" style:text-blinking="false" fo:background-color="transparent" style:font-style-asian="normal" style:font-weight-asian="bold" style:font-style-complex="normal" style:font-weight-complex="bold"/>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b8d88" style:text-blinking="false" fo:background-color="transparent" style:font-style-asian="normal" style:font-weight-asian="bold" style:font-style-complex="normal" style:font-weight-complex="bold"/>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3fd75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04520" style:text-blinking="false" fo:background-color="transparent" style:font-style-asian="normal" style:font-weight-asian="bold" style:font-style-complex="normal"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44f51" style:text-blinking="false" fo:background-color="transparent" style:font-style-asian="normal" style:font-weight-asian="bold" style:font-style-complex="normal"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69a78" style:text-blinking="false" fo:background-color="transparent" style:font-style-asian="normal" style:font-weight-asian="bold" style:font-style-complex="normal"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b492" officeooo:paragraph-rsid="0044b492" style:text-blinking="false" fo:background-color="transparent" style:font-style-asian="normal" style:font-weight-asian="bold" style:font-style-complex="normal"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69a78" style:text-blinking="false" fo:background-color="transparent" style:font-style-asian="normal" style:font-weight-asian="bold" style:font-style-complex="normal" style:font-weight-complex="bold"/>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969d7" style:text-blinking="false" fo:background-color="transparent" style:font-style-asian="normal" style:font-weight-asian="bold" style:font-style-complex="normal" style:font-weight-complex="bold"/>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db010" officeooo:paragraph-rsid="004db010" style:text-blinking="false" fo:background-color="transparent" style:font-style-asian="normal" style:font-weight-asian="bold" style:font-style-complex="normal"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db010" officeooo:paragraph-rsid="004ea620" style:text-blinking="false" fo:background-color="transparent" style:font-style-asian="normal" style:font-weight-asian="bold" style:font-style-complex="normal"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1e0b" officeooo:paragraph-rsid="004f1e0b" style:text-blinking="false" fo:background-color="transparent" style:font-style-asian="normal" style:font-weight-asian="bold" style:font-style-complex="normal"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e687" officeooo:paragraph-rsid="004fe687" style:text-blinking="false" fo:background-color="transparent" style:font-style-asian="normal" style:font-weight-asian="bold" style:font-style-complex="normal"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49d11" officeooo:paragraph-rsid="00549d11" style:text-blinking="false" fo:background-color="transparent" style:font-style-asian="normal" style:font-weight-asian="bold" style:font-style-complex="normal"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3b415" officeooo:paragraph-rsid="0063b415" style:text-blinking="false" fo:background-color="transparent" style:font-style-asian="normal" style:font-weight-asian="bold" style:font-style-complex="normal"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18c82" officeooo:paragraph-rsid="00618c82" style:text-blinking="false" fo:background-color="transparent" style:font-style-asian="normal" style:font-weight-asian="normal" style:font-style-complex="normal" style:font-weight-complex="normal"/>
    </style:style>
    <style:style style:name="P2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2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303f0" officeooo:paragraph-rsid="005303f0" style:text-blinking="false" fo:background-color="transparent"/>
    </style:style>
    <style:style style:name="P2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aaf9f" officeooo:paragraph-rsid="003aaf9f" style:text-blinking="false" fo:background-color="transparent"/>
    </style:style>
    <style:style style:name="P2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303f0" officeooo:paragraph-rsid="005303f0" style:text-blinking="false" fo:background-color="transparent" style:font-style-asian="normal" style:font-weight-asian="bold" style:font-style-complex="normal" style:font-weight-complex="bold"/>
    </style:style>
    <style:style style:name="P3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49d11" officeooo:paragraph-rsid="00549d11" style:text-blinking="false" fo:background-color="transparent" style:font-style-asian="normal" style:font-weight-asian="bold" style:font-style-complex="normal" style:font-weight-complex="bold"/>
    </style:style>
    <style:style style:name="P3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619e4" officeooo:paragraph-rsid="005619e4" style:text-blinking="false" fo:background-color="transparent" style:font-style-asian="normal" style:font-weight-asian="bold" style:font-style-complex="normal" style:font-weight-complex="bold"/>
    </style:style>
    <style:style style:name="P3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91561" officeooo:paragraph-rsid="00591561" style:text-blinking="false" fo:background-color="transparent" style:font-style-asian="normal" style:font-weight-asian="bold" style:font-style-complex="normal" style:font-weight-complex="bold"/>
    </style:style>
    <style:style style:name="P3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ee9de" officeooo:paragraph-rsid="005ee9de" style:text-blinking="false" fo:background-color="transparent" style:font-style-asian="normal" style:font-weight-asian="bold" style:font-style-complex="normal" style:font-weight-complex="bold"/>
    </style:style>
    <style:style style:name="P3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1d884" officeooo:paragraph-rsid="005ee9de" style:text-blinking="false" fo:background-color="transparent" style:font-style-asian="normal" style:font-weight-asian="bold" style:font-style-complex="normal"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1d884" officeooo:paragraph-rsid="0041d884" style:text-blinking="false" fo:background-color="transparent" style:font-style-asian="normal" style:font-weight-asian="bold" style:font-style-complex="normal" style:font-weight-complex="bold"/>
    </style:style>
    <style:style style:name="P3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0c25b" officeooo:paragraph-rsid="0060c25b" style:text-blinking="false" fo:background-color="transparent" style:font-style-asian="normal" style:font-weight-asian="bold" style:font-style-complex="normal" style:font-weight-complex="bold"/>
    </style:style>
    <style:style style:name="P3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18c82" officeooo:paragraph-rsid="00618c82" style:text-blinking="false" fo:background-color="transparent" style:font-style-asian="normal" style:font-weight-asian="bold" style:font-style-complex="normal" style:font-weight-complex="bold"/>
    </style:style>
    <style:style style:name="P3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3b415" officeooo:paragraph-rsid="0063b415" style:text-blinking="false" fo:background-color="transparent" style:font-style-asian="normal" style:font-weight-asian="bold" style:font-style-complex="normal" style:font-weight-complex="bold"/>
    </style:style>
    <style:style style:name="P3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45321" officeooo:paragraph-rsid="00645321" style:text-blinking="false" fo:background-color="transparent" style:font-style-asian="normal" style:font-weight-asian="bold" style:font-style-complex="normal" style:font-weight-complex="bold"/>
    </style:style>
    <style:style style:name="P4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54f9b" officeooo:paragraph-rsid="00654f9b" style:text-blinking="false" fo:background-color="transparent" style:font-style-asian="normal" style:font-weight-asian="bold" style:font-style-complex="normal" style:font-weight-complex="bold"/>
    </style:style>
    <style:style style:name="P4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5abc8" officeooo:paragraph-rsid="0065abc8" style:text-blinking="false" fo:background-color="transparent" style:font-style-asian="normal" style:font-weight-asian="bold" style:font-style-complex="normal" style:font-weight-complex="bold"/>
    </style:style>
    <style:style style:name="P4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5abc8" officeooo:paragraph-rsid="00692d75" style:text-blinking="false" fo:background-color="transparent" style:font-style-asian="normal" style:font-weight-asian="bold" style:font-style-complex="normal" style:font-weight-complex="bold"/>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5abc8" officeooo:paragraph-rsid="0065abc8" style:text-blinking="false" fo:background-color="transparent" style:font-style-asian="normal" style:font-weight-asian="bold" style:font-style-complex="normal" style:font-weight-complex="bold"/>
    </style:style>
    <style:style style:name="P4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3b4f1" officeooo:paragraph-rsid="0043b4f1" style:text-blinking="false" fo:background-color="transparent" style:font-style-asian="normal" style:font-weight-asian="bold" style:font-style-complex="normal" style:font-weight-complex="bold"/>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038d" officeooo:paragraph-rsid="0044038d" style:text-blinking="false" fo:background-color="transparent" style:font-style-asian="normal" style:font-weight-asian="bold" style:font-style-complex="normal" style:font-weight-complex="bold"/>
    </style:style>
    <style:style style:name="P4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b492" officeooo:paragraph-rsid="0044b492" style:text-blinking="false" fo:background-color="transparent" style:font-style-asian="normal" style:font-weight-asian="bold" style:font-style-complex="normal" style:font-weight-complex="bold"/>
    </style:style>
    <style:style style:name="P4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69a78" style:text-blinking="false" fo:background-color="transparent" style:font-style-asian="normal" style:font-weight-asian="bold" style:font-style-complex="normal" style:font-weight-complex="bold"/>
    </style:style>
    <style:style style:name="P4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783fc" style:text-blinking="false" fo:background-color="transparent" style:font-style-asian="normal" style:font-weight-asian="bold" style:font-style-complex="normal" style:font-weight-complex="bold"/>
    </style:style>
    <style:style style:name="P4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969d7" style:text-blinking="false" fo:background-color="transparent" style:font-style-asian="normal" style:font-weight-asian="bold" style:font-style-complex="normal" style:font-weight-complex="bold"/>
    </style:style>
    <style:style style:name="P5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a11c9" style:text-blinking="false" fo:background-color="transparent" style:font-style-asian="normal" style:font-weight-asian="bold" style:font-style-complex="normal" style:font-weight-complex="bold"/>
    </style:style>
    <style:style style:name="P5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a8140" style:text-blinking="false" fo:background-color="transparent" style:font-style-asian="normal" style:font-weight-asian="bold" style:font-style-complex="normal" style:font-weight-complex="bold"/>
    </style:style>
    <style:style style:name="P5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bb8d7" style:text-blinking="false" fo:background-color="transparent" style:font-style-asian="normal" style:font-weight-asian="bold" style:font-style-complex="normal" style:font-weight-complex="bold"/>
    </style:style>
    <style:style style:name="P5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ea620" style:text-blinking="false" fo:background-color="transparent" style:font-style-asian="normal" style:font-weight-asian="bold" style:font-style-complex="normal" style:font-weight-complex="bold"/>
    </style:style>
    <style:style style:name="P5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969d7" style:text-blinking="false" fo:background-color="transparent" style:font-style-asian="normal" style:font-weight-asian="bold" style:font-style-complex="normal" style:font-weight-complex="bold"/>
    </style:style>
    <style:style style:name="P5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a11c9" style:text-blinking="false" fo:background-color="transparent" style:font-style-asian="normal" style:font-weight-asian="bold" style:font-style-complex="normal" style:font-weight-complex="bold"/>
    </style:style>
    <style:style style:name="P5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a8140" style:text-blinking="false" fo:background-color="transparent" style:font-style-asian="normal" style:font-weight-asian="bold" style:font-style-complex="normal" style:font-weight-complex="bold"/>
    </style:style>
    <style:style style:name="P5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bb8d7" style:text-blinking="false" fo:background-color="transparent" style:font-style-asian="normal" style:font-weight-asian="bold" style:font-style-complex="normal" style:font-weight-complex="bold"/>
    </style:style>
    <style:style style:name="P5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ea620" style:text-blinking="false" fo:background-color="transparent" style:font-style-asian="normal" style:font-weight-asian="bold" style:font-style-complex="normal" style:font-weight-complex="bold"/>
    </style:style>
    <style:style style:name="P5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a11c9" officeooo:paragraph-rsid="004a11c9" style:text-blinking="false" fo:background-color="transparent" style:font-style-asian="normal" style:font-weight-asian="bold" style:font-style-complex="normal" style:font-weight-complex="bold"/>
    </style:style>
    <style:style style:name="P6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a8140" officeooo:paragraph-rsid="004a8140" style:text-blinking="false" fo:background-color="transparent" style:font-style-asian="normal" style:font-weight-asian="bold" style:font-style-complex="normal" style:font-weight-complex="bold"/>
    </style:style>
    <style:style style:name="P6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a8140" officeooo:paragraph-rsid="004bb8d7" style:text-blinking="false" fo:background-color="transparent" style:font-style-asian="normal" style:font-weight-asian="bold" style:font-style-complex="normal" style:font-weight-complex="bold"/>
    </style:style>
    <style:style style:name="P6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b8d7" officeooo:paragraph-rsid="004bb8d7" style:text-blinking="false" fo:background-color="transparent" style:font-style-asian="normal" style:font-weight-asian="bold" style:font-style-complex="normal" style:font-weight-complex="bold"/>
    </style:style>
    <style:style style:name="P6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bb8d7" officeooo:paragraph-rsid="004ea620" style:text-blinking="false" fo:background-color="transparent" style:font-style-asian="normal" style:font-weight-asian="bold" style:font-style-complex="normal" style:font-weight-complex="bold"/>
    </style:style>
    <style:style style:name="P6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db010" officeooo:paragraph-rsid="004db010" style:text-blinking="false" fo:background-color="transparent" style:font-style-asian="normal" style:font-weight-asian="bold" style:font-style-complex="normal" style:font-weight-complex="bold"/>
    </style:style>
    <style:style style:name="P6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db010" officeooo:paragraph-rsid="004ea620" style:text-blinking="false" fo:background-color="transparent" style:font-style-asian="normal" style:font-weight-asian="bold" style:font-style-complex="normal" style:font-weight-complex="bold"/>
    </style:style>
    <style:style style:name="P6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ea620" officeooo:paragraph-rsid="004ea620" style:text-blinking="false" fo:background-color="transparent" style:font-style-asian="normal" style:font-weight-asian="bold" style:font-style-complex="normal" style:font-weight-complex="bold"/>
    </style:style>
    <style:style style:name="P67"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fe687" officeooo:paragraph-rsid="004fe687" style:text-blinking="false" fo:background-color="transparent" style:font-style-asian="normal" style:font-weight-asian="bold" style:font-style-complex="normal" style:font-weight-complex="bold"/>
    </style:style>
    <style:style style:name="P6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84363" officeooo:paragraph-rsid="00684363" style:text-blinking="false" fo:background-color="transparent" style:font-style-asian="normal" style:font-weight-asian="bold" style:font-style-complex="normal" style:font-weight-complex="bold"/>
    </style:style>
    <style:style style:name="P6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84363" officeooo:paragraph-rsid="00692d75" style:text-blinking="false" fo:background-color="transparent" style:font-style-asian="normal" style:font-weight-asian="bold" style:font-style-complex="normal" style:font-weight-complex="bold"/>
    </style:style>
    <style:style style:name="P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84363" officeooo:paragraph-rsid="00684363" style:text-blinking="false" fo:background-color="transparent" style:font-style-asian="normal" style:font-weight-asian="bold" style:font-style-complex="normal" style:font-weight-complex="bold"/>
    </style:style>
    <style:style style:name="P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84363" officeooo:paragraph-rsid="00692d75" style:text-blinking="false" fo:background-color="transparent" style:font-style-asian="normal" style:font-weight-asian="bold" style:font-style-complex="normal" style:font-weight-complex="bold"/>
    </style:style>
    <style:style style:name="P7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9b704" officeooo:paragraph-rsid="0069b704" style:text-blinking="false" fo:background-color="transparent" style:font-style-asian="normal" style:font-weight-asian="bold" style:font-style-complex="normal" style:font-weight-complex="bold"/>
    </style:style>
    <style:style style:name="P7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a6dc7" officeooo:paragraph-rsid="006a6dc7" style:text-blinking="false" fo:background-color="transparent" style:font-style-asian="normal" style:font-weight-asian="bold" style:font-style-complex="normal" style:font-weight-complex="bold"/>
    </style:style>
    <style:style style:name="P7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bcb39" officeooo:paragraph-rsid="006bcb39" style:text-blinking="false" fo:background-color="transparent" style:font-style-asian="normal" style:font-weight-asian="bold" style:font-style-complex="normal" style:font-weight-complex="bold"/>
    </style:style>
    <style:style style:name="P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1a25c" officeooo:paragraph-rsid="0044038d" style:text-blinking="false" fo:background-color="transparent" style:font-style-asian="normal" style:font-weight-asian="bold" style:font-style-complex="normal" style:font-weight-complex="bold"/>
    </style:style>
    <style:style style:name="P7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18c82" officeooo:paragraph-rsid="00618c82" style:text-blinking="false" fo:background-color="transparent" style:font-style-asian="normal" style:font-weight-asian="normal" style:font-style-complex="normal" style:font-weight-complex="normal"/>
    </style:style>
    <style:style style:name="P7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591561" officeooo:paragraph-rsid="00591561" style:text-blinking="false" fo:background-color="transparent" style:font-style-asian="normal" style:font-weight-asian="bold" style:font-style-complex="normal" style:font-weight-complex="bold"/>
    </style:style>
    <style:style style:name="P7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618c82" officeooo:paragraph-rsid="00618c82" style:text-blinking="false" fo:background-color="transparent" style:font-style-asian="normal" style:font-weight-asian="bold" style:font-style-complex="normal" style:font-weight-complex="bold"/>
    </style:style>
    <style:style style:name="P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6bcb39" style:text-blinking="false" fo:background-color="transparent" style:font-style-asian="normal" style:font-weight-asian="bold" style:font-style-complex="normal" style:font-weight-complex="bold"/>
    </style:style>
    <style:style style:name="P80" style:family="paragraph" style:parent-style-name="Table_20_Contents">
      <style:text-properties style:font-name="Arial" fo:font-size="11pt" officeooo:rsid="00684363" officeooo:paragraph-rsid="00684363"/>
    </style:style>
    <style:style style:name="P81" style:family="paragraph" style:parent-style-name="Table_20_Contents">
      <style:text-properties style:font-name="Arial" fo:font-size="11pt" officeooo:rsid="00684363" officeooo:paragraph-rsid="00692d75"/>
    </style:style>
    <style:style style:name="P82" style:family="paragraph" style:parent-style-name="Table_20_Contents">
      <style:text-properties style:font-name="Arial" fo:font-size="11pt" fo:font-weight="bold" officeooo:rsid="00684363" officeooo:paragraph-rsid="00684363" style:font-weight-asian="bold" style:font-weight-complex="bold"/>
    </style:style>
    <style:style style:name="P83" style:family="paragraph" style:parent-style-name="Table_20_Contents">
      <style:text-properties style:font-name="Arial" fo:font-size="11pt" fo:font-weight="bold" officeooo:rsid="00684363" officeooo:paragraph-rsid="00692d75" style:font-weight-asian="bold" style:font-weight-complex="bold"/>
    </style:style>
    <style:style style:name="P84" style:family="paragraph" style:parent-style-name="Table_20_Contents">
      <style:text-properties style:font-name="Arial" fo:font-size="11pt" fo:font-weight="bold" officeooo:rsid="006bcb39" officeooo:paragraph-rsid="006bcb39" style:font-weight-asian="bold" style:font-weight-complex="bold"/>
    </style:style>
    <style:style style:name="P85" style:family="paragraph" style:parent-style-name="Table_20_Contents">
      <style:text-properties style:font-name="Arial" fo:font-size="11pt" officeooo:rsid="00692d75" officeooo:paragraph-rsid="00692d75"/>
    </style:style>
    <style:style style:name="P86" style:family="paragraph" style:parent-style-name="Table_20_Contents">
      <style:text-properties style:font-name="Arial" fo:font-size="11pt" officeooo:rsid="006bcb39" officeooo:paragraph-rsid="006bcb39"/>
    </style:style>
    <style:style style:name="T1" style:family="text">
      <style:text-properties officeooo:rsid="003a87d8"/>
    </style:style>
    <style:style style:name="T2" style:family="text">
      <style:text-properties officeooo:rsid="00469a78"/>
    </style:style>
    <style:style style:name="T3" style:family="text">
      <style:text-properties officeooo:rsid="004783fc"/>
    </style:style>
    <style:style style:name="T4" style:family="text">
      <style:text-properties officeooo:rsid="004a11c9"/>
    </style:style>
    <style:style style:name="T5" style:family="text">
      <style:text-properties officeooo:rsid="004a8140"/>
    </style:style>
    <style:style style:name="T6" style:family="text">
      <style:text-properties officeooo:rsid="004bb8d7"/>
    </style:style>
    <style:style style:name="T7" style:family="text">
      <style:text-properties officeooo:rsid="004ea620"/>
    </style:style>
    <style:style style:name="T8" style:family="text">
      <style:text-properties officeooo:rsid="00529c93"/>
    </style:style>
    <style:style style:name="T9" style:family="text">
      <style:text-properties officeooo:rsid="00529ef8"/>
    </style:style>
    <style:style style:name="T10" style:family="text">
      <style:text-properties officeooo:rsid="005303f0"/>
    </style:style>
    <style:style style:name="T11" style:family="text">
      <style:text-properties officeooo:rsid="005619e4"/>
    </style:style>
    <style:style style:name="T12" style:family="text">
      <style:text-properties fo:font-weight="bold"/>
    </style:style>
    <style:style style:name="T13" style:family="text">
      <style:text-properties fo:font-weight="normal" style:font-weight-asian="normal" style:font-weight-complex="normal"/>
    </style:style>
    <style:style style:name="T14" style:family="text">
      <style:text-properties style:font-weight-asian="normal" style:font-weight-complex="normal"/>
    </style:style>
    <style:style style:name="T15" style:family="text">
      <style:text-properties officeooo:rsid="005ee9de"/>
    </style:style>
    <style:style style:name="T16" style:family="text">
      <style:text-properties officeooo:rsid="00618c82"/>
    </style:style>
    <style:style style:name="T17" style:family="text">
      <style:text-properties officeooo:rsid="00645321"/>
    </style:style>
    <style:style style:name="T18" style:family="text">
      <style:text-properties officeooo:rsid="00692d75"/>
    </style:style>
    <style:style style:name="T19" style:family="text">
      <style:text-properties officeooo:rsid="006bcb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MA <text:span text:style-name="T9">5</text:span>: <text:span text:style-name="T9">JAVASCRIPT</text:span></text:p>
      <text:p text:style-name="P1"/>
      <text:p text:style-name="P2"><text:span text:style-name="T10">5</text:span>.1 - <text:span text:style-name="T1">¿Qué es Javascript?</text:span></text:p>
      <text:list xml:id="list808657152" text:style-name="L1">
        <text:list-header>
          <text:p text:style-name="P27">Es un lenguaje de script que suele embeberse en código HTML. Es un lenguaje interpretado que interactúa con código HTML.</text:p>
          <text:p text:style-name="P28">El estilo lógico contendría elementos como:</text:p>
          <text:p text:style-name="P28"/>
        </text:list-header>
      </text:list>
      <text:p text:style-name="P3"><text:span text:style-name="T10">5.</text:span>2<text:span text:style-name="T1"> – Características</text:span></text:p>
      <text:list xml:id="list115745969593525" text:continue-numbering="true" text:style-name="L1">
        <text:list-header>
          <text:p text:style-name="P29">Es un lenguaje orientado a eventos: Significa que según una determinada condición, se puede ejecutar un fragmento de código específico.</text:p>
        </text:list-header>
      </text:list>
      <text:p text:style-name="P11"/>
      <text:list xml:id="list115745925685860" text:continue-numbering="true" text:style-name="L1">
        <text:list-header>
          <text:p text:style-name="P30">Se puede leer y escribir sobre elementos HTML</text:p>
          <text:p text:style-name="P30">Se puede usar como validador de datos: Antes de enviar los datos de un formulario al servidor, se pueden procesar los datos existentes en HTML: contraseñas, datos de dirección, los teléfonos, etc.</text:p>
        </text:list-header>
      </text:list>
      <text:p text:style-name="P23"/>
      <text:list xml:id="list115745853785186" text:continue-numbering="true" text:style-name="L1">
        <text:list-header>
          <text:p text:style-name="P31">Es una herramienta de programación: Contiene elementos propios de lenguajes de programación (bucles, alternativas, variables, funciones, etc).</text:p>
        </text:list-header>
      </text:list>
      <text:p text:style-name="P3"/>
      <text:p text:style-name="P8">5.3 – Cómo escribir código Javascript en HTML</text:p>
      <text:list xml:id="list115745541789607" text:continue-numbering="true" text:style-name="L1">
        <text:list-header>
          <text:p text:style-name="P31">Para añadir código Javascript en HTML hay que tener en cuenta: </text:p>
          <text:list>
            <text:list-item>
              <text:list>
                <text:list-item>
                  <text:p text:style-name="P31">La ubicación del código</text:p>
                </text:list-item>
                <text:list-item>
                  <text:p text:style-name="P31">La definición del código</text:p>
                </text:list-item>
              </text:list>
            </text:list-item>
          </text:list>
        </text:list-header>
      </text:list>
      <text:p text:style-name="P10"/>
      <text:p text:style-name="P7"><text:span text:style-name="T11">5</text:span>.3.<text:span text:style-name="T11">1</text:span> – <text:span text:style-name="T11">Ubicación del código</text:span></text:p>
      <text:list xml:id="list115745527867631" text:continue-numbering="true" text:style-name="L1">
        <text:list-header>
          <text:p text:style-name="P31">Según la ubicación se puede incluir en: <text:span text:style-name="T12">head o body</text:span></text:p>
          <text:list>
            <text:list-item>
              <text:list>
                <text:list-item>
                  <text:p text:style-name="P77">Head: <text:span text:style-name="T13">Opción por defecto de carga de javascript.</text:span></text:p>
                </text:list-item>
                <text:list-item>
                  <text:p text:style-name="P32"><text:span text:style-name="T12">Body: </text:span><text:span text:style-name="T14">Si se escribe en body, es recomendable incluirlo al final. Ya que el intérprete cargará el script al finalizar el interpretado completo del documento existente en el body</text:span></text:p>
                </text:list-item>
              </text:list>
            </text:list-item>
          </text:list>
        </text:list-header>
      </text:list>
      <text:p text:style-name="P4"/>
      <text:p text:style-name="P4"/>
      <text:p text:style-name="P4"><text:span text:style-name="T15">5.3</text:span>.<text:span text:style-name="T15">2 – Definición del código</text:span></text:p>
      <text:list xml:id="list115744964990593" text:continue-numbering="true" text:style-name="L1">
        <text:list-header>
          <text:p text:style-name="P33">El código puede estar, en el mismo fichero que el documento HTML (on-line)</text:p>
          <text:p text:style-name="P33"/>
          <text:list text:continue-numbering="true">
            <text:list-header>
              <text:p text:style-name="P34">&lt;<text:span text:style-name="T15">script type=”text/javascript”</text:span>&gt;</text:p>
              <text:list>
                <text:list-header>
                  <text:p text:style-name="P34">------</text:p>
                  <text:list>
                    <text:list-header>
                      <text:p text:style-name="P33">Código JS</text:p>
                    </text:list-header>
                  </text:list>
                  <text:p text:style-name="P34">------</text:p>
                </text:list-header>
              </text:list>
              <text:p text:style-name="P34">&lt;/<text:span text:style-name="T15">script</text:span>&gt;</text:p>
              <text:p text:style-name="P34"/>
            </text:list-header>
          </text:list>
          <text:p text:style-name="P33"><text:soft-page-break/>Fichero diferenciado <text:span text:style-name="T12">“.js”</text:span><text:span text:style-name="T14">, código Javascript (in-line)</text:span></text:p>
          <text:p text:style-name="P33"/>
          <text:list text:continue-numbering="true">
            <text:list-header>
              <text:p text:style-name="P34">&lt;<text:span text:style-name="T15">script type=”text/javascript”</text:span>&gt;</text:p>
              <text:list>
                <text:list-header>
                  <text:p text:style-name="P34">------</text:p>
                  <text:list>
                    <text:list-header>
                      <text:p text:style-name="P33">Código JS</text:p>
                    </text:list-header>
                  </text:list>
                  <text:p text:style-name="P34">------</text:p>
                </text:list-header>
              </text:list>
              <text:p text:style-name="P34">&lt;/<text:span text:style-name="T15">script</text:span>&gt;</text:p>
            </text:list-header>
          </text:list>
        </text:list-header>
      </text:list>
      <text:p text:style-name="P12"/>
      <text:p text:style-name="P9">5.4 – Instrucciones</text:p>
      <text:list xml:id="list115745007933129" text:continue-numbering="true" text:style-name="L1">
        <text:list-header>
          <text:p text:style-name="P36">Unas instrucción es todo aquellos que produce un cambio y que tiene duración finita. Las instrucciones en javascript pueden ser:</text:p>
          <text:list>
            <text:list-item>
              <text:list>
                <text:list-item>
                  <text:p text:style-name="P78">Simple: <text:span text:style-name="T13">instrucción;</text:span></text:p>
                </text:list-item>
                <text:list-item>
                  <text:p text:style-name="P78">Compuesta: </text:p>
                  <text:p text:style-name="P76">{</text:p>
                  <text:list>
                    <text:list-header>
                      <text:p text:style-name="P76">Instrucción1,</text:p>
                      <text:p text:style-name="P76">Instrucción2;</text:p>
                      <text:p text:style-name="P76">…………….</text:p>
                    </text:list-header>
                  </text:list>
                </text:list-item>
              </text:list>
            </text:list-item>
          </text:list>
        </text:list-header>
      </text:list>
      <text:p text:style-name="P25"><text:tab/><text:tab/>}</text:p>
      <text:list xml:id="list115745026899992" text:continue-numbering="true" text:style-name="L1">
        <text:list-header>
          <text:p text:style-name="P37">Las instrucciones compuestas se ejecutan de manera secuencial en orden descendente, hasta que no termina una instrucción no se procede a ejecutar la siguiente.</text:p>
        </text:list-header>
      </text:list>
      <text:p text:style-name="P13"/>
      <text:p text:style-name="P5"><text:span text:style-name="T16">5.4</text:span>.<text:span text:style-name="T16">1 – Tipos de Instrucciones en Javascript</text:span></text:p>
      <text:p text:style-name="P5"><text:tab/><text:span text:style-name="T16">COMENTARIOS</text:span></text:p>
      <text:list xml:id="list115744862142505" text:continue-numbering="true" text:style-name="L1">
        <text:list-header>
          <text:p text:style-name="P37">Los comentarios indican al intérprete que el código fuente incluido en el comentario no debe ser procesado.</text:p>
          <text:list>
            <text:list-item>
              <text:list>
                <text:list-item>
                  <text:p text:style-name="P37">Hasta el final de línea: Los caracteres existentes desde // hasta el final de línea se interpretan como comentarios</text:p>
                  <text:list>
                    <text:list-header>
                      <text:p text:style-name="P37">//Comentario</text:p>
                    </text:list-header>
                  </text:list>
                </text:list-item>
                <text:list-item>
                  <text:p text:style-name="P38">Comentarios de múltiples líneas</text:p>
                  <text:list>
                    <text:list-header>
                      <text:p text:style-name="P38">/* → Inicio de comentarios</text:p>
                      <text:list>
                        <text:list-header>
                          <text:p text:style-name="P38">----------</text:p>
                          <text:p text:style-name="P38">----------</text:p>
                        </text:list-header>
                      </text:list>
                    </text:list-header>
                  </text:list>
                </text:list-item>
              </text:list>
            </text:list-item>
          </text:list>
        </text:list-header>
      </text:list>
      <text:p text:style-name="P24"><text:tab/><text:tab/> <text:s text:c="5"/>*/ → Fin comentario</text:p>
      <text:p text:style-name="P24"><text:tab/>Todas las líneas existentes entre inicio y fin de comentario se interpretan como comentario</text:p>
      <text:p text:style-name="P24"/>
      <text:p text:style-name="P24"/>
      <text:p text:style-name="P24"/>
      <text:p text:style-name="P24"/>
      <text:p text:style-name="P24"/>
      <text:p text:style-name="P24"/>
      <text:p text:style-name="P24"/>
      <text:p text:style-name="P24"/>
      <text:p text:style-name="P6"><text:soft-page-break/><text:span text:style-name="T16">5.4</text:span>.<text:span text:style-name="T17">2 – Tipos de Instrucciones en Javascript</text:span></text:p>
      <text:list xml:id="list115746324538529" text:continue-numbering="true" text:style-name="L1">
        <text:list-header>
          <text:p text:style-name="P39">Un dato es una información relevante que se define por:</text:p>
          <text:list text:continue-numbering="true">
            <text:list-item>
              <text:p text:style-name="P39">Tipo: Tipo de datos del dato</text:p>
            </text:list-item>
            <text:list-item>
              <text:p text:style-name="P39">Identificador: Nombre con el que se define al dato</text:p>
            </text:list-item>
            <text:list-item>
              <text:p text:style-name="P39">Valor: Valor actual del dato</text:p>
            </text:list-item>
          </text:list>
          <text:p text:style-name="P39">En javascript, los datos se definen:</text:p>
          <text:list text:continue-numbering="true">
            <text:list-header>
              <text:p text:style-name="P39">var identificador;</text:p>
            </text:list-header>
          </text:list>
          <text:p text:style-name="P39">Ejemplo: var numero</text:p>
          <text:p text:style-name="P39"/>
          <text:list text:continue-numbering="true">
            <text:list-header>
              <text:p text:style-name="P39">numero = “PEPE”;</text:p>
              <text:p text:style-name="P39">numero = 34;</text:p>
              <text:p text:style-name="P39"/>
            </text:list-header>
          </text:list>
          <text:p text:style-name="P40">Javascript decide el tipo de la variable por inferencia. Si detecta que contiene un valor numérico, la considera Number. Si contiene un valor de tipo texto los considera de tipo String. Si contienen un valor true o false lo considera de tipo Boolean.</text:p>
          <text:p text:style-name="P40"/>
          <text:p text:style-name="P41">Javascript no requiere declaración del tipo de datos e incluso permite que la variable almacene contenido distintos tipos en distintos momentos.</text:p>
        </text:list-header>
      </text:list>
      <text:p text:style-name="P43"/>
      <text:list xml:id="list115746465203603" text:continue-numbering="true" text:style-name="L1">
        <text:list-header>
          <text:p text:style-name="P68">Los tipos de datos primitivos de javascript son:</text:p>
          <text:p text:style-name="P68"/>
        </text:list-header>
      </text:list>
      <table:table table:name="Tabla1" table:style-name="Tabla1">
        <table:table-column table:style-name="Tabla1.A"/>
        <table:table-column table:style-name="Tabla1.B"/>
        <table:table-column table:style-name="Tabla1.C"/>
        <table:table-row>
          <table:table-cell table:style-name="Tabla1.A1" office:value-type="string">
            <text:p text:style-name="P82">Nombre</text:p>
          </table:table-cell>
          <table:table-cell table:style-name="Tabla1.A1" office:value-type="string">
            <text:p text:style-name="P82">Descripción</text:p>
          </table:table-cell>
          <table:table-cell table:style-name="Tabla1.C1" office:value-type="string">
            <text:p text:style-name="P82">Ejemplo</text:p>
          </table:table-cell>
        </table:table-row>
        <table:table-row>
          <table:table-cell table:style-name="Tabla1.A2" office:value-type="string">
            <text:p text:style-name="P80">String</text:p>
          </table:table-cell>
          <table:table-cell table:style-name="Tabla1.A2" office:value-type="string">
            <text:p text:style-name="P80">Cadenas de texto</text:p>
          </table:table-cell>
          <table:table-cell table:style-name="Tabla1.C2" office:value-type="string">
            <text:p text:style-name="P80">“Hola</text:p>
          </table:table-cell>
        </table:table-row>
        <table:table-row>
          <table:table-cell table:style-name="Tabla1.A2" office:value-type="string">
            <text:p text:style-name="P80">Number</text:p>
          </table:table-cell>
          <table:table-cell table:style-name="Tabla1.A2" office:value-type="string">
            <text:p text:style-name="P80">Valores numéricos</text:p>
          </table:table-cell>
          <table:table-cell table:style-name="Tabla1.C2" office:value-type="string">
            <text:p text:style-name="P80">22.45 123</text:p>
          </table:table-cell>
        </table:table-row>
        <table:table-row>
          <table:table-cell table:style-name="Tabla1.A2" office:value-type="string">
            <text:p text:style-name="P80">Boolean</text:p>
          </table:table-cell>
          <table:table-cell table:style-name="Tabla1.A2" office:value-type="string">
            <text:p text:style-name="P80">Valores lógicos</text:p>
          </table:table-cell>
          <table:table-cell table:style-name="Tabla1.C2" office:value-type="string">
            <text:p text:style-name="P80">True, False</text:p>
          </table:table-cell>
        </table:table-row>
        <table:table-row>
          <table:table-cell table:style-name="Tabla1.A5" office:value-type="string">
            <text:p text:style-name="P80">Null</text:p>
          </table:table-cell>
          <table:table-cell table:style-name="Tabla1.A5" office:value-type="string">
            <text:p text:style-name="P80">Valor nulo</text:p>
          </table:table-cell>
          <table:table-cell table:style-name="Tabla1.C5" office:value-type="string">
            <text:p text:style-name="P80">Null</text:p>
          </table:table-cell>
        </table:table-row>
      </table:table>
      <text:p text:style-name="P70"/>
      <text:list xml:id="list115744708463857" text:continue-numbering="true" text:style-name="L1">
        <text:list-header>
          <text:p text:style-name="P69">Los tipos de datos <text:span text:style-name="T18">objeto (no primitivos) </text:span>son:</text:p>
        </text:list-header>
      </text:list>
      <text:p text:style-name="P71"/>
      <table:table table:name="Tabla2" table:style-name="Tabla2">
        <table:table-column table:style-name="Tabla2.A"/>
        <table:table-column table:style-name="Tabla2.B"/>
        <table:table-column table:style-name="Tabla2.C"/>
        <table:table-row>
          <table:table-cell table:style-name="Tabla2.A1" office:value-type="string">
            <text:p text:style-name="P83">Nombre</text:p>
          </table:table-cell>
          <table:table-cell table:style-name="Tabla2.A1" office:value-type="string">
            <text:p text:style-name="P83">Descripción</text:p>
          </table:table-cell>
          <table:table-cell table:style-name="Tabla2.C1" office:value-type="string">
            <text:p text:style-name="P83">Ejemplo</text:p>
          </table:table-cell>
        </table:table-row>
        <table:table-row>
          <table:table-cell table:style-name="Tabla2.A2" office:value-type="string">
            <text:p text:style-name="P85">Date</text:p>
          </table:table-cell>
          <table:table-cell table:style-name="Tabla2.A2" office:value-type="string">
            <text:p text:style-name="P85">Fechas</text:p>
          </table:table-cell>
          <table:table-cell table:style-name="Tabla2.C2" office:value-type="string">
            <text:p text:style-name="P81"/>
          </table:table-cell>
        </table:table-row>
        <table:table-row>
          <table:table-cell table:style-name="Tabla2.A2" office:value-type="string">
            <text:p text:style-name="P85">Error</text:p>
          </table:table-cell>
          <table:table-cell table:style-name="Tabla2.A2" office:value-type="string">
            <text:p text:style-name="P85">Datos con error</text:p>
          </table:table-cell>
          <table:table-cell table:style-name="Tabla2.C2" office:value-type="string">
            <text:p text:style-name="P81"/>
          </table:table-cell>
        </table:table-row>
        <table:table-row>
          <table:table-cell table:style-name="Tabla2.A4" office:value-type="string">
            <text:p text:style-name="P85">Arrays</text:p>
          </table:table-cell>
          <table:table-cell table:style-name="Tabla2.A4" office:value-type="string">
            <text:p text:style-name="P85">Colecciones</text:p>
          </table:table-cell>
          <table:table-cell table:style-name="Tabla2.C4" office:value-type="string">
            <text:p text:style-name="P81"/>
          </table:table-cell>
        </table:table-row>
      </table:table>
      <text:p text:style-name="P35"/>
      <text:list xml:id="list115744967022890" text:continue-numbering="true" text:style-name="L1">
        <text:list-header>
          <text:p text:style-name="P42"><text:span text:style-name="T18">Identificador: Los identificadores deberán estar formados por letras, números, guiones</text:span> <text:span text:style-name="T18">bajos ( _ ) y símbolo $. Además hay que tener en cuenta las siguientes reglas:</text:span></text:p>
        </text:list-header>
      </text:list>
      <text:list xml:id="list3262201996" text:style-name="L2">
        <text:list-item>
          <text:p text:style-name="P44"><text:span text:style-name="T18">El nombre del identificador no puede empezar por número</text:span>: <text:span text:style-name="T18">obligatoriamente empieza por letra, _ o $. </text:span></text:p>
          <text:p text:style-name="P72">1numero, numero1, _numero, $_numero</text:p>
        </text:list-item>
        <text:list-item>
          <text:p text:style-name="P72">No puede ser igual a palabra reservada</text:p>
          <text:p text:style-name="P72">var, function, while, break → Error</text:p>
        </text:list-item>
        <text:list-item>
          <text:p text:style-name="P73"><text:soft-page-break/>No puede contener blancos</text:p>
          <text:p text:style-name="P73">numero 1, _ numero → Error</text:p>
        </text:list-item>
      </text:list>
      <text:p text:style-name="P45"/>
      <text:p text:style-name="P79"><text:span text:style-name="T16">5.4</text:span>.<text:span text:style-name="T19">3 – Operadores</text:span></text:p>
      <text:list xml:id="list115745442915685" text:continue-list="list115744967022890" text:style-name="L1">
        <text:list-header>
          <text:p text:style-name="P74">Los operadores se clasifican por el tipo de operación que realizan:</text:p>
          <text:list>
            <text:list-item>
              <text:list>
                <text:list-item>
                  <text:p text:style-name="P74">Operadores aritméticos</text:p>
                </text:list-item>
              </text:list>
            </text:list-item>
          </text:list>
        </text:list-header>
      </text:list>
      <table:table table:name="Tabla3" table:style-name="Tabla3">
        <table:table-column table:style-name="Tabla3.A"/>
        <table:table-column table:style-name="Tabla3.B"/>
        <table:table-column table:style-name="Tabla3.C"/>
        <table:table-row>
          <table:table-cell table:style-name="Tabla3.A1" office:value-type="string">
            <text:p text:style-name="P84">Nombre</text:p>
          </table:table-cell>
          <table:table-cell table:style-name="Tabla3.A1" office:value-type="string">
            <text:p text:style-name="P84">Descripción</text:p>
          </table:table-cell>
          <table:table-cell table:style-name="Tabla3.C1" office:value-type="string">
            <text:p text:style-name="P84">Ejemplo</text:p>
          </table:table-cell>
        </table:table-row>
        <table:table-row>
          <table:table-cell table:style-name="Tabla3.A2" office:value-type="string">
            <text:p text:style-name="P86">+</text:p>
          </table:table-cell>
          <table:table-cell table:style-name="Tabla3.A2" office:value-type="string">
            <text:p text:style-name="P86">Suma</text:p>
          </table:table-cell>
          <table:table-cell table:style-name="Tabla3.C2" office:value-type="string">
            <text:p text:style-name="P86">4+6</text:p>
          </table:table-cell>
        </table:table-row>
        <table:table-row>
          <table:table-cell table:style-name="Tabla3.A2" office:value-type="string">
            <text:p text:style-name="P86">-</text:p>
          </table:table-cell>
          <table:table-cell table:style-name="Tabla3.A2" office:value-type="string">
            <text:p text:style-name="P86">Resta</text:p>
          </table:table-cell>
          <table:table-cell table:style-name="Tabla3.C2" office:value-type="string">
            <text:p text:style-name="P86">4-6</text:p>
          </table:table-cell>
        </table:table-row>
        <table:table-row>
          <table:table-cell table:style-name="Tabla3.A2" office:value-type="string">
            <text:p text:style-name="P86">*</text:p>
          </table:table-cell>
          <table:table-cell table:style-name="Tabla3.A2" office:value-type="string">
            <text:p text:style-name="P86">Multiplicación</text:p>
          </table:table-cell>
          <table:table-cell table:style-name="Tabla3.C2" office:value-type="string">
            <text:p text:style-name="P86">4*6</text:p>
          </table:table-cell>
        </table:table-row>
        <table:table-row table:style-name="Tabla3.5">
          <table:table-cell table:style-name="Tabla3.A2" office:value-type="string">
            <text:p text:style-name="P86">/</text:p>
          </table:table-cell>
          <table:table-cell table:style-name="Tabla3.A2" office:value-type="string">
            <text:p text:style-name="P86">División</text:p>
          </table:table-cell>
          <table:table-cell table:style-name="Tabla3.C2" office:value-type="string">
            <text:p text:style-name="P86">4/6</text:p>
          </table:table-cell>
        </table:table-row>
        <table:table-row table:style-name="Tabla3.5">
          <table:table-cell table:style-name="Tabla3.A2" office:value-type="string">
            <text:p text:style-name="P86">%</text:p>
          </table:table-cell>
          <table:table-cell table:style-name="Tabla3.A2" office:value-type="string">
            <text:p text:style-name="P86">Resto div entera</text:p>
          </table:table-cell>
          <table:table-cell table:style-name="Tabla3.C2" office:value-type="string">
            <text:p text:style-name="P86">7 % 4</text:p>
          </table:table-cell>
        </table:table-row>
        <table:table-row table:style-name="Tabla3.5">
          <table:table-cell table:style-name="Tabla3.A2" office:value-type="string">
            <text:p text:style-name="P86">++</text:p>
          </table:table-cell>
          <table:table-cell table:style-name="Tabla3.A2" office:value-type="string">
            <text:p text:style-name="P86">Incremento</text:p>
          </table:table-cell>
          <table:table-cell table:style-name="Tabla3.C2" office:value-type="string">
            <text:p text:style-name="P86">num++, ++num</text:p>
          </table:table-cell>
        </table:table-row>
        <table:table-row table:style-name="Tabla3.5">
          <table:table-cell table:style-name="Tabla3.A2" office:value-type="string">
            <text:p text:style-name="P86">--</text:p>
          </table:table-cell>
          <table:table-cell table:style-name="Tabla3.A2" office:value-type="string">
            <text:p text:style-name="P86">Decremento</text:p>
          </table:table-cell>
          <table:table-cell table:style-name="Tabla3.C2" office:value-type="string">
            <text:p text:style-name="P86">Num--, --num</text:p>
          </table:table-cell>
        </table:table-row>
        <table:table-row table:style-name="Tabla3.5">
          <table:table-cell table:style-name="Tabla3.A2" office:value-type="string">
            <text:p text:style-name="P86">+ (String)</text:p>
          </table:table-cell>
          <table:table-cell table:style-name="Tabla3.A2" office:value-type="string">
            <text:p text:style-name="P86">Concatenar</text:p>
          </table:table-cell>
          <table:table-cell table:style-name="Tabla3.C2" office:value-type="string">
            <text:p text:style-name="P86">“Hola” + “Mundo” → “HolaMundo”</text:p>
          </table:table-cell>
        </table:table-row>
      </table:table>
      <text:list xml:id="list115746000847195" text:continue-numbering="true" text:style-name="L1">
        <text:list-item>
          <text:list>
            <text:list-item>
              <text:list>
                <text:list-header>
                  <text:p text:style-name="P74"/>
                </text:list-header>
              </text:list>
            </text:list-item>
          </text:list>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9:10:09.994544687</meta:creation-date>
    <dc:date>2018-04-26T11:57:41.709239069</dc:date>
    <meta:editing-duration>PT14H30M23S</meta:editing-duration>
    <meta:editing-cycles>69</meta:editing-cycles>
    <meta:generator>LibreOffice/5.4.0.3$Linux_X86_64 LibreOffice_project/40m0$Build-3</meta:generator>
    <meta:document-statistic meta:table-count="3" meta:image-count="0" meta:object-count="0" meta:page-count="4" meta:paragraph-count="135" meta:word-count="714" meta:character-count="4133" meta:non-whitespace-character-count="3594"/>
  </office:meta>
</office:document-meta>
</file>